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77e7d" officeooo:paragraph-rsid="00077e7d"/>
    </style:style>
    <style:style style:name="P2" style:family="paragraph" style:parent-style-name="Standard">
      <style:text-properties officeooo:rsid="00077e7d" officeooo:paragraph-rsid="000d00b8"/>
    </style:style>
    <style:style style:name="P3" style:family="paragraph" style:parent-style-name="Standard">
      <style:paragraph-properties fo:text-align="center" style:justify-single-word="false"/>
      <style:text-properties fo:font-size="26pt" fo:font-weight="bold" officeooo:rsid="00077e7d" officeooo:paragraph-rsid="00077e7d" style:font-size-asian="26pt" style:font-weight-asian="bold" style:font-size-complex="26pt" style:font-weight-complex="bold"/>
    </style:style>
    <style:style style:name="P4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077e7d" officeooo:paragraph-rsid="000d00b8"/>
    </style:style>
    <style:style style:name="P5" style:family="paragraph" style:parent-style-name="Table_20_Contents">
      <style:text-properties officeooo:rsid="00077e7d" officeooo:paragraph-rsid="00077e7d"/>
    </style:style>
    <style:style style:name="T1" style:family="text">
      <style:text-properties officeooo:rsid="000a13a6"/>
    </style:style>
    <style:style style:name="T2" style:family="text">
      <style:text-properties officeooo:rsid="000d00b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Jenkins requirements</text:p>
      <text:p text:style-name="P1"/>
      <text:p text:style-name="P1"><text:span text:style-name="T1">1) </text:span>The agent server must have JDK 1.8 installed</text:p>
      <text:p text:style-name="P1"/>
      <text:p text:style-name="P1"><text:span text:style-name="T1">2) </text:span>The following port <text:span text:style-name="T1">openings</text:span> must be <text:span text:style-name="T1">done</text:span>.</text:p>
      <text:p text:style-name="P1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5">Source IP</text:p>
          </table:table-cell>
          <table:table-cell table:style-name="Table1.A1" office:value-type="string">
            <text:p text:style-name="P5">Destination IP</text:p>
          </table:table-cell>
          <table:table-cell table:style-name="Table1.A1" office:value-type="string">
            <text:p text:style-name="P5">Ports</text:p>
          </table:table-cell>
          <table:table-cell table:style-name="Table1.D1" office:value-type="string">
            <text:p text:style-name="P5">Direction</text:p>
          </table:table-cell>
        </table:table-row>
        <table:table-row>
          <table:table-cell table:style-name="Table1.A2" office:value-type="string">
            <text:p text:style-name="P5">10.78.25.84</text:p>
          </table:table-cell>
          <table:table-cell table:style-name="Table1.A2" office:value-type="string">
            <text:p text:style-name="P5">10.75.21.109</text:p>
          </table:table-cell>
          <table:table-cell table:style-name="Table1.A2" office:value-type="string">
            <text:p text:style-name="P5">8080</text:p>
          </table:table-cell>
          <table:table-cell table:style-name="Table1.D2" office:value-type="string">
            <text:p text:style-name="P5">Unidirectional</text:p>
          </table:table-cell>
        </table:table-row>
        <table:table-row>
          <table:table-cell table:style-name="Table1.A2" office:value-type="string">
            <text:p text:style-name="P5">10.78.25.84</text:p>
          </table:table-cell>
          <table:table-cell table:style-name="Table1.A2" office:value-type="string">
            <text:p text:style-name="P5">10.75.21.109</text:p>
          </table:table-cell>
          <table:table-cell table:style-name="Table1.A2" office:value-type="string">
            <text:p text:style-name="P5">8081</text:p>
          </table:table-cell>
          <table:table-cell table:style-name="Table1.D2" office:value-type="string">
            <text:p text:style-name="P5">Unidirectional</text:p>
          </table:table-cell>
        </table:table-row>
        <table:table-row>
          <table:table-cell table:style-name="Table1.A2" office:value-type="string">
            <text:p text:style-name="P5">Your App Server</text:p>
          </table:table-cell>
          <table:table-cell table:style-name="Table1.A2" office:value-type="string">
            <text:p text:style-name="P5">Jenkins master</text:p>
          </table:table-cell>
          <table:table-cell table:style-name="Table1.A2" office:value-type="string">
            <text:p text:style-name="P5">8080-81</text:p>
          </table:table-cell>
          <table:table-cell table:style-name="Table1.D2" office:value-type="string">
            <text:p text:style-name="P5">Unidirectional</text:p>
          </table:table-cell>
        </table:table-row>
      </table:table>
      <text:p text:style-name="P1"/>
      <text:p text:style-name="P1"><text:s text:c="16"/>println('trying to delete files in impact folder...')<text:line-break/> <text:s text:c="15"/>bat label: '', script: 'del /Q /S "C:<text:a xlink:type="simple" xlink:href="file://Users//Netadmin//Desktop//ImpactFiles//" text:style-name="Internet_20_link" text:visited-style-name="Visited_20_Internet_20_Link">\\Users\\Netadmin\\Desktop\\ImpactFiles\\</text:a>*"'</text:p>
      <text:p text:style-name="P1"/>
      <text:p text:style-name="P1"><text:s text:c="8"/>try{<text:line-break/> <text:s text:c="11"/>stage('Sonar QG'){<text:line-break/> <text:s text:c="15"/>timeout(time: 5, unit: 'MINUTES'){<text:line-break/> <text:s text:c="19"/>def qg = waitForQualityGate()<text:line-break/> <text:s text:c="19"/>if(qg.status != 'OK'){<text:line-break/> <text:s text:c="23"/>error "Pipeline aborted due to quality gate failure: ${qg.status}"<text:line-break/> <text:s text:c="19"/>}<text:line-break/> <text:s text:c="15"/>}<text:line-break/> <text:s text:c="11"/>}<text:line-break/> <text:s text:c="7"/>}catch(err){<text:line-break/> <text:s text:c="15"/>println("Quality gate computation has somehow failed")<text:line-break/> <text:s text:c="15"/>currentBuild.result = "FAILURE"<text:line-break/> <text:s text:c="15"/>error()<text:line-break/> <text:s text:c="11"/>}<text:line-break/> <text:s text:c="7"/>}</text:p>
      <text:p text:style-name="P1"/>
      <text:p text:style-name="P1"/>
      <text:p text:style-name="P2">try{<text:line-break/> <text:s text:c="11"/>stage('Code Inspection'){<text:line-break/> <text:s text:c="15"/>println 'Now performing code inspection'<text:line-break/> <text:s text:c="15"/>bat label: 'code-inspection', script: '"D:\\JetBrains_ReSharper_CommandLineTools_201921\\inspectcode.exe" "%WORKSPACE%\\WBR.sln" –output="%WORKSPACE%\\inspector.xml"'</text:p>
      <text:p text:style-name="P2">println 'Now performing code duplication checks'<text:line-break/> <text:s text:c="15"/>bat label: 'code-duplication-check', script: '"D:\\JetBrains_ReSharper_CommandLineTools_201921\\dupfinder.exe" "%WORKSPACE%\\WBR.sln" --output="%WORKSPACE%\\dupchecks.xml"'<text:line-break/> <text:s text:c="11"/>}<text:line-break/> <text:s text:c="7"/>} catch (err){<text:line-break/> <text:s text:c="11"/>println('There were some problems in performing code inspection checks')<text:line-break/> <text:s text:c="11"/>currentBuild.result = "FAILURE"<text:line-break/> <text:s text:c="11"/>error(<text:span text:style-name="T2">)</text:span><text:line-break/> <text:s text:c="7"/>}<text:line-break/><text:soft-page-break/> <text:s text:c="7"/><text:line-break/> <text:s text:c="7"/>try{<text:line-break/> <text:s text:c="11"/>stage('Code Inspection &amp; Duplication Reports'){<text:line-break/> <text:s text:c="15"/>println 'Now trying to generate human-readable report analysis'<text:line-break/> <text:s text:c="15"/>recordIssues aggregatingResults: true, enabledForFailure: true, qualityGates: [[threshold: 10, type: 'TOTAL_ERROR', unstable: false], [threshold: 10, type: 'NEW', unstable: false], [threshold: 10, type: 'DELTA_ERROR', unstable: false]], tools: [resharperInspectCode(pattern: 'inspector.xml', reportEncoding: 'UTF-8'), dupFinder(pattern: 'dupchecks.xml', reportEncoding: 'UTF-8')]<text:line-break/> <text:s text:c="11"/>}<text:line-break/> <text:s text:c="7"/>} catch (err){<text:line-break/> <text:s text:c="11"/>println 'There were problems in creating human readable reports!'<text:line-break/> <text:s text:c="11"/>currentBuild.result = "FAILURE"<text:line-break/> <text:s text:c="11"/>error()</text:p>
      <text:p text:style-name="P2"><text:tab/>createJira()<text:line-break/> <text:s text:c="7"/>}</text:p>
      <text:p text:style-name="P2"/>
      <text:p text:style-name="P2"/>
      <text:p text:style-name="P2"/>
      <text:p text:style-name="P4"/>
      <text:p text:style-name="P2"/>
      <text:p text:style-name="P2">try{<text:line-break/> <text:s text:c="11"/>stage('Code Inspection'){<text:line-break/> <text:s text:c="15"/>println 'Now performing code inspection'<text:line-break/> <text:s text:c="15"/>bat label: 'code-inspection', script: '"D:\\JetBrains_ReSharper_CommandLineTools_201921\\inspectcode.exe" "%WORKSPACE%\\WBR.sln" –output="%WORKSPACE%\\inspector.xml"'<text:line-break/> <text:s text:c="15"/>println 'Now performing code duplication checks'<text:line-break/> <text:s text:c="15"/>bat label: 'code-duplication-check', script: '"D:\\JetBrains_ReSharper_CommandLineTools_201921\\dupfinder.exe" "%WORKSPACE%\\WBR.sln" --output="%WORKSPACE%\\dupchecks.xml"'<text:line-break/> <text:s text:c="11"/>}<text:line-break/> <text:s text:c="7"/>} catch (err){<text:line-break/> <text:s text:c="11"/>println('There were some problems in performing code inspection checks')<text:line-break/> <text:s text:c="11"/>currentBuild.result = "FAILURE"<text:line-break/> <text:s text:c="11"/>error()<text:line-break/> <text:s text:c="7"/>}<text:line-break/> <text:s text:c="7"/><text:line-break/> <text:s text:c="7"/>try{<text:line-break/> <text:s text:c="11"/>stage('Analysis Reports'){<text:line-break/> <text:s text:c="15"/>println 'Now trying to generate human-readable report analysis'<text:line-break/> <text:s text:c="15"/>recordIssues aggregatingResults: true, enabledForFailure: true, qualityGates: [[threshold: 10, type: 'TOTAL_ERROR', unstable: false], [threshold: 10, type: 'NEW', unstable: false], [threshold: 10, type: 'DELTA_ERROR', unstable: false]], tools: [resharperInspectCode(pattern: 'inspector.xml', reportEncoding: 'UTF-8'), dupFinder(pattern: 'dupchecks.xml', reportEncoding: 'UTF-8')]<text:line-break/> <text:s text:c="11"/>}<text:line-break/> <text:s text:c="7"/>} catch (err){<text:line-break/> <text:s text:c="11"/>println 'There were problems in creating human readable reports!'<text:line-break/> <text:s text:c="11"/>currentBuild.result = "FAILURE"<text:line-break/> <text:s text:c="11"/>error()<text:line-break/><text:soft-page-break/><text:tab/> <text:s text:c="7"/>createJira()<text:line-break/> <text:s text:c="7"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9:30:34.560000000</meta:creation-date>
    <dc:date>2019-09-04T17:39:48.026000000</dc:date>
    <meta:editing-duration>PT4H58M48S</meta:editing-duration>
    <meta:editing-cycles>4</meta:editing-cycles>
    <meta:generator>LibreOffice/6.1.2.1$Windows_X86_64 LibreOffice_project/65905a128db06ba48db947242809d14d3f9a93fe</meta:generator>
    <meta:document-statistic meta:table-count="1" meta:image-count="0" meta:object-count="0" meta:page-count="3" meta:paragraph-count="25" meta:word-count="317" meta:character-count="3922" meta:non-whitespace-character-count="2852"/>
  </office:meta>
</office:document-meta>
</file>